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8"/>
        <table:table-column table:style-name="co1" table:number-columns-repeated="2" table:default-cell-style-name="Default"/>
        <table:table-column table:style-name="co3" table:default-cell-style-name="ce13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dress</text:p>
          </table:table-cell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5" office:value-type="string" calcext:value-type="string" table:number-columns-spanned="4" table:number-rows-spanned="1">
            <text:p>2-bit predictors</text:p>
          </table:table-cell>
          <table:covered-table-cell table:number-columns-repeated="3" table:style-name="Default"/>
          <table:table-cell table:style-name="ce11" office:value-type="string" calcext:value-type="string" table:number-columns-spanned="2" table:number-rows-spanned="2">
            <text:p>2-bit shift register</text:p>
          </table:table-cell>
          <table:covered-table-cell/>
          <table:table-cell table:style-name="ce1" office:value-type="string" calcext:value-type="string" table:number-columns-spanned="1" table:number-rows-spanned="2">
            <text:p>misP.counter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 : 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0-11-01-11-01-11-01-….11</text:p>
          </table:table-cell>
          <table:covered-table-cell table:style-name="ce8"/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; reading input values in R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AND R1,R2,R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/>
          <table:table-cell office:value-type="string" calcext:value-type="string">
            <text:p>Fa 0 quando r2 e’ pari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BEQZ R1,L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0-1-2-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1-10-11-10-11-10-11-….-10</text:p>
          </table:table-cell>
          <table:covered-table-cell table:style-name="ce8"/>
          <table:table-cell office:value-type="string" calcext:value-type="string">
            <text:p>1-1-2-2-3-3-3-….3</text:p>
          </table:table-cell>
          <table:table-cell office:value-type="string" calcext:value-type="string">
            <text:p>branch quando r2 e’ pari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L1: XOR R4,R1,R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/>
          <table:table-cell office:value-type="string" calcext:value-type="string">
            <text:p>Fa 0 quando r2 e’ dispari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BEQZ R4,L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-1-2-3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10-01-10-01-10-01-10-...-01</text:p>
          </table:table-cell>
          <table:covered-table-cell table:style-name="ce8"/>
          <table:table-cell office:value-type="string" calcext:value-type="string">
            <text:p>0-1-1-2-2-2-2...2</text:p>
          </table:table-cell>
          <table:table-cell office:value-type="string" calcext:value-type="string">
            <text:p>branch quando r2 e’ dispari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L2: AND R5,R1,R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number-columns-spanned="2" table:number-rows-spanned="1"/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BEQZ R5,L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-1-2-3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01-10-01-10-01-10-01-...-10</text:p>
          </table:table-cell>
          <table:covered-table-cell table:style-name="ce13"/>
          <table:table-cell office:value-type="string" calcext:value-type="string">
            <text:p>1-1-2-2-2-2-2…2</text:p>
          </table:table-cell>
          <table:table-cell office:value-type="string" calcext:value-type="string">
            <text:p>branch quando r2 e’ p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L3: 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0x0050</text:p>
          </table:table-cell>
          <table:table-cell office:value-type="string" calcext:value-type="string">
            <text:p>DADDO R10,R10,#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number-columns-spanned="2" table:number-rows-spanned="1"/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0x0054</text:p>
          </table:table-cell>
          <table:table-cell office:value-type="string" calcext:value-type="string">
            <text:p>BNEZ R10,L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-2-3</text:p>
          </table:table-cell>
          <table:table-cell office:value-type="string" calcext:value-type="string">
            <text:p>0-1-2-3-….-2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11-01-11-01-11-01-11-….-00</text:p>
          </table:table-cell>
          <table:covered-table-cell table:style-name="ce13"/>
          <table:table-cell office:value-type="string" calcext:value-type="string">
            <text:p>1-2-3-3-3-3-3-….-4</text:p>
          </table:table-cell>
          <table:table-cell office:value-type="string" calcext:value-type="string">
            <text:p>branch sempre, tranne ultima iterazi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sprediction Ratio = (3+2+2+4)/400 = 2.75%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0">
            <text:p/>
            <text:p>It is based on an n-bit saturating counter associated to</text:p>
            <text:p>every branch instruction.</text:p>
            <text:p>The counter is incremented each time the branch is</text:p>
            <text:p>taken, decremented each time it is not.</text:p>
            <text:p>When the counter value is greater than one half of its</text:p>
            <text:p>maximum value, the branch is predicted as taken, when</text:p>
            <text:p>it is lower it is predicted as not taken.</text:p>
            <text:p>Experiments have shown that there is little advantage in</text:p>
            <text:p>using n&gt;2.</text:p>
            <text:p>This technique is also called bimodal branch prediction.</text:p>
          </table:table-cell>
          <table:covered-table-cell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6" table:number-rows-spanned="1">
            <text:p>Consider the example of n = 2. This means that the last two occurrences of the branch are stored in a two-bit <text:a xlink:href="https://en.wikipedia.org/wiki/Shift_register" xlink:type="simple">shift register</text:a>. This branch history register can have four different <text:a xlink:href="https://en.wikipedia.org/wiki/Binary_numeral_system" xlink:type="simple">binary</text:a> values, 00, 01, 10, and 11, where zero means "not taken" and one means "taken". A pattern history table contains four entries per branch, one for each of the 22 = 4 possible branch histories, and each entry in the table contains a two-bit saturating counter of the same type as in figure 2 for each branch. The branch history register is used for choosing which of the four saturating counters to use. If the history is 00, then the first counter is used; if the history is 11, then the last of the four counters is used.</text:p>
          </table:table-cell>
          <table:covered-table-cell/>
          <table:covered-table-cell table:number-columns-repeated="4"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4:00:57.736211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28:03.184792049</meta:creation-date>
    <dc:date>2019-02-27T14:40:40.934641849</dc:date>
    <meta:editing-duration>PT1H51M43S</meta:editing-duration>
    <meta:editing-cycles>13</meta:editing-cycles>
    <meta:generator>LibreOffice/6.0.7.3$Linux_X86_64 LibreOffice_project/00m0$Build-3</meta:generator>
    <meta:document-statistic meta:table-count="1" meta:cell-count="113" meta:object-count="0"/>
  </office:meta>
</office:document-meta>
</file>